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20.01.04 03:48   |   </text:span><text:a xlink:type="simple" xlink:href="http://palinfo.habago.org/Entry?Command=Information_PrintForum#FORUM38348"><text:span text:style-name="T2">#</text:span></text:a></text:p>
      <text:p text:style-name="P2"><text:span text:style-name="T1">卡韓政變 (223)：黑鷹為何失事？</text:span><text:span text:style-name="T3"><text:line-break/><text:line-break/></text:span><text:span text:style-name="T1">陳真 2020. 1. 4.</text:span><text:span text:style-name="T3"><text:line-break/><text:line-break/><text:line-break/></text:span><text:span text:style-name="T1">美國賣給台灣的黑鷹直升機，號稱「直升機界的勞斯萊斯」，一台要價14億，卻兩年掉兩架，失事率相當高。這不是很奇怪嗎？這可以用「單純意外」來解釋嗎？更奇怪的是為何會剛好發生在這個總統大選的關鍵時間點？</text:span><text:span text:style-name="T3"><text:line-break/><text:line-break/></text:span><text:span text:style-name="T1">過去幾十年從未這麼「愛台灣」的苦苓，這兩年突然變得綠油油。他表示，「很可能會有關於『黑鷹事件』的謠言或是陰謀論出現！」，因此呼籲「政府應第一時間闢謠，檢調要第一時間抓人，萬萬不可輕忽！」</text:span><text:span text:style-name="T3"><text:line-break/><text:line-break/></text:span><text:span text:style-name="T1">若真要第一時間逮人，苦苓這樣的「呼籲」第一個就應被逮，因為這就是在「帶風向」，預設立場認定綠營不會造謠，而是「闢謠者」。這很荒唐，因為二十幾年來，民進黨及綠媒幾乎每天就是抹黑造謠。</text:span><text:span text:style-name="T3"><text:line-break/><text:line-break/></text:span><text:span text:style-name="T1">事發後，一些綠媒馬上把箭頭指向是「中國暗殺」。更卑鄙齷齪的是，AIT 及美國參謀長竟然違反常態，第一時間紛紛發文悼念罹難的參謀總長沈一鳴，說他是「對抗中國威脅的重要人物」！這話是什麼意思，不言可喻。</text:span><text:span text:style-name="T3"><text:line-break/><text:line-break/></text:span><text:span text:style-name="T1">緊接著，美國幾乎所有主流媒體突然如此重視台灣，全都在事發後幾小時內大幅報導。AIT 居然還降半旗！媽的，如果這不是帶風向，什麼是帶風向？</text:span><text:span text:style-name="T3"><text:line-break/><text:line-break/></text:span><text:span text:style-name="T1">如果真要這麼進行政治推論與炒作，那應該把箭頭指向美國暗殺才對，畢竟直升機是美國賣給台灣，誰知道這裏頭有沒有暗藏什麼足以遙控的機關？而且，這樣一件失事事件，對渴望兩岸此時無事的中國大陸根本有害無益，對韓國瑜之選情更是很大傷害，因為韓國瑜在最後這關鍵的幾天將無法順利造勢，選情會降溫。然而，毫無疑問，韓想勝選的主要關鍵就是炒熱選情，提高支持者的投票率。</text:span><text:span text:style-name="T3"><text:line-break/><text:line-break/></text:span><text:span text:style-name="T1">這幾天，整個媒體版面全被黑鷹事件所覆蓋，原本對綠營傷害很大的反滲透法及綠營網軍楊蕙如的一魚兩吃斂財事件等等等，幾乎瞬間被掩蓋，失去議論熱度。誰從這樣一個事件中獲利？當然就是綠營，這下他們更是可以理直氣壯地說反滲透法多麼重要了，很多腦殘一定會相信這套鬼話。</text:span><text:span text:style-name="T3"><text:line-break/><text:line-break/></text:span><text:span text:style-name="T1">各位還記得十一月發生的玻利維亞軍事政變吧？總統莫拉萊斯被美國 CIA 所支持的極右派武裝勢力趕下台之前幾天，所搭乘之直升機突然空中故障，機械人為受損，差點喪命。莫拉萊斯認定這是一次暗殺。事實上，美國才是不斷在全世界各地搞暗殺的恐怖主義份子。</text:span><text:span text:style-name="T3"><text:line-break/><text:line-break/></text:span><text:span text:style-name="T1">結論是：</text:span><text:span text:style-name="T3"><text:line-break/><text:line-break/></text:span><text:span text:style-name="T1">一，我並非說這件事就是美國幹的。但是，如果美國和綠營硬要誣賴或影射對岸所為，那麼，依其邏輯，我們更應該把懷疑的箭頭指向美國才對。</text:span><text:span text:style-name="T3"><text:line-break/><text:line-break/></text:span><text:span text:style-name="T1">二，陰謀論通常不足採信，但懷疑論卻往往具有一定的現實基礎。造謠是不對的，但懷疑卻很合理；我不相信政治上會有那麼多「偶然」。</text:span><text:span text:style-name="T3"><text:line-break/><text:line-break/></text:span><text:span text:style-name="T1">三，在這件事情上，如果你可以懷疑那根本無可懷疑的中國大陸，那我們為何不能懷疑那事實上相當可疑而且類似之暗殺前科根本罄竹難書的美國？</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